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3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737cm" svg:x="1.4cm" svg:y="0.446cm" presentation:class="title" presentation:user-transformed="true">
          <draw:text-box>
            <text:p>Ch 7 – The PN Junction</text:p>
          </draw:text-box>
        </draw:frame>
        <draw:frame draw:style-name="gr1" draw:text-style-name="P2" draw:layer="layout" svg:width="1.522cm" svg:height="0.962cm" svg:x="2cm" svg:y="3cm">
          <draw:text-box>
            <text:p>asd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8e86ae" draw:fill-gradient-name="Pastel_20_Dream" draw:gradient-step-count="0" draw:opacity="100%" draw:opacity-name="Transparency_20_1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6T07:52:48.997800332</meta:creation-date>
    <dc:date>2023-10-28T09:30:36.829027980</dc:date>
    <meta:editing-duration>PT9H38M9S</meta:editing-duration>
    <meta:editing-cycles>10</meta:editing-cycles>
    <meta:generator>LibreOffice/7.3.7.2$Linux_X86_64 LibreOffice_project/30$Build-2</meta:generator>
    <meta:document-statistic meta:object-count="25"/>
  </office:meta>
</office:document-meta>
</file>